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cf7" officeooo:paragraph-rsid="000b5cf7"/>
    </style:style>
    <style:style style:name="P2" style:family="paragraph" style:parent-style-name="Standard">
      <style:text-properties fo:font-weight="bold" officeooo:rsid="000b5cf7" officeooo:paragraph-rsid="000b5cf7" style:font-weight-asian="bold" style:font-weight-complex="bold"/>
    </style:style>
    <style:style style:name="P3" style:family="paragraph" style:parent-style-name="Standard">
      <style:text-properties fo:font-weight="normal" officeooo:rsid="000b5cf7" officeooo:paragraph-rsid="000b5cf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:</text:p>
      <text:p text:style-name="P2">Directory Structure and Files:</text:p>
      <text:p text:style-name="P3">src/cpp/Driver.cpp: Responsible for run the project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10:08:55.973635400</meta:creation-date>
    <dc:date>2020-03-24T10:16:00.449800477</dc:date>
    <meta:editing-duration>PT7M6S</meta:editing-duration>
    <meta:editing-cycles>1</meta:editing-cycles>
    <meta:document-statistic meta:table-count="0" meta:image-count="0" meta:object-count="0" meta:page-count="1" meta:paragraph-count="3" meta:word-count="11" meta:character-count="89" meta:non-whitespace-character-count="81"/>
    <meta:generator>LibreOffice/6.3.5.2$Linux_X86_64 LibreOffice_project/30$Build-2</meta:generator>
  </office:meta>
</office:document-meta>
</file>